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.421cm"/>
    </style:style>
    <style:style style:name="gr2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637cm" fo:min-width="1.38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203cm"/>
    </style:style>
    <style:style style:name="gr6" style:family="graphic" style:parent-style-name="standard">
      <style:graphic-properties svg:stroke-color="#000000" draw:fill="none" draw:textarea-vertical-align="middle" draw:auto-grow-height="false" fo:min-height="2.1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71cm"/>
    </style:style>
    <style:style style:name="gr8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893cm" fo:min-width="3.945cm"/>
    </style:style>
    <style:style style:name="gr9" style:family="graphic" style:parent-style-name="standard">
      <style:graphic-properties svg:stroke-color="#000000" draw:fill="solid" draw:fill-color="#faa61a" draw:textarea-horizontal-align="justify" draw:textarea-vertical-align="middle" draw:auto-grow-height="false" fo:min-height="1.782cm" fo:min-width="2.421cm"/>
    </style:style>
    <style:style style:name="gr10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02cm" fo:min-width="1.152cm"/>
    </style:style>
    <style:style style:name="gr11" style:family="graphic" style:parent-style-name="standard">
      <style:graphic-properties draw:stroke="none" draw:fill="none" fo:min-height="0.395cm"/>
    </style:style>
    <style:style style:name="gr12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2.421cm"/>
    </style:style>
    <style:style style:name="gr1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28.427cm" fo:min-width="7.01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5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2.97cm" fo:min-width="3.875cm"/>
    </style:style>
    <style:style style:name="gr16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draw:fill="none" fo:min-height="0.4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/>
    </style:style>
    <style:style style:name="gr19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772cm" fo:min-width="1.152cm"/>
    </style:style>
    <style:style style:name="gr20" style:family="graphic" style:parent-style-name="standard">
      <style:graphic-properties draw:stroke="none" draw:fill="none" fo:min-height="0.781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6cm" fo:min-width="1.1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23" style:family="graphic" style:parent-style-name="standard">
      <style:graphic-properties svg:stroke-color="#000000" draw:fill="none" draw:fill-color="#ff3333" draw:textarea-horizontal-align="justify" draw:textarea-vertical-align="middle" draw:auto-grow-height="false" fo:min-height="1.561cm" fo:min-width="3.47cm"/>
    </style:style>
    <style:style style:name="gr24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7" style:family="graphic" style:parent-style-name="objectwithoutfill">
      <style:graphic-properties draw:stroke="solid" draw:stroke-dash="_32__20_Dots_20_1_20_Dash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svg:stroke-color="#000000" draw:fill="none" draw:textarea-vertical-align="middle" draw:auto-grow-height="false" fo:min-height="2.509cm" fo:min-width="4.3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11cm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782cm" fo:min-width="2.421cm"/>
    </style:style>
    <style:style style:name="gr34" style:family="graphic" style:parent-style-name="objectwithoutfill">
      <style:graphic-properties svg:stroke-width="0.106cm" svg:stroke-color="#826a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886cm" fo:min-width="1.152cm"/>
    </style:style>
    <style:style style:name="gr36" style:family="graphic" style:parent-style-name="standard">
      <style:graphic-properties draw:stroke="none" draw:fill="none" fo:min-height="0.7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="none" fo:min-height="0.4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cc33"/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faa61a"/>
      <style:paragraph-properties fo:text-align="center"/>
      <style:text-properties style:font-name="Times New Roman"/>
    </style:style>
    <style:style style:name="P7" style:family="paragraph">
      <loext:graphic-properties draw:fill="solid" draw:fill-color="#00cc33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3333"/>
      <style:paragraph-properties fo:text-align="center"/>
    </style:style>
    <style:style style:name="P13" style:family="paragraph">
      <loext:graphic-properties draw:fill="solid" draw:fill-color="#999999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2.032cm" svg:x="20.585cm" svg:y="12.082cm">
          <text:p text:style-name="P1"><text:span text:style-name="T1">MC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.873cm" svg:y1="9.047cm" svg:x2="28.857cm" svg:y2="47.736cm">
          <text:p/>
        </draw:line>
        <draw:custom-shape draw:style-name="gr3" draw:text-style-name="P4" xml:id="id2" draw:id="id2" draw:layer="layout" svg:width="2.667cm" svg:height="2.667cm" svg:x="37.381cm" svg:y="11.809cm">
          <text:p text:style-name="P1"><text:span text:style-name="T1">WWW</text:span></text:p>
          <text:p text:style-name="P1"><text:span text:style-name="T2">VASM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3.506cm" svg:y1="13.098cm" svg:x2="37.381cm" svg:y2="13.143cm" draw:start-shape="id1" draw:start-glue-point="1" draw:end-shape="id2" draw:end-glue-point="6" svg:d="M23506 13098l13875 45" svg:viewBox="0 0 13876 46">
          <text:p/>
        </draw:connector>
        <draw:frame draw:style-name="gr5" draw:text-style-name="P5" draw:layer="layout" svg:width="7.703cm" svg:height="0.645cm" svg:x="38.427cm" svg:y="17.497cm">
          <draw:text-box>
            <text:p><text:span text:style-name="T3">OTP :</text:span><text:span text:style-name="T4"> </text:span><text:span text:style-name="T4"><text:a xlink:href="http://localhost:8080/VASMCI/OTPPage" xlink:type="simple">http://localhost:8080/VASMCI/OTPPage</text:a></text:span></text:p>
          </draw:text-box>
        </draw:frame>
        <draw:custom-shape draw:style-name="gr6" draw:text-style-name="P3" xml:id="id3" draw:id="id3" draw:layer="layout" svg:width="0.635cm" svg:height="2.533cm" svg:x="38.127cm" svg:y="16.6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3" draw:layer="layout" svg:x1="37.771cm" svg:y1="14.086cm" svg:x2="38.127cm" svg:y2="17.888cm" draw:start-shape="id2" draw:start-glue-point="7" draw:end-shape="id3" draw:end-glue-point="5" svg:d="M37771 14086h-892v3802h1248" svg:viewBox="0 0 1249 3803">
          <text:p/>
        </draw:connector>
        <draw:frame draw:style-name="gr7" draw:text-style-name="P5" draw:layer="layout" svg:width="10.171cm" svg:height="0.645cm" svg:x="38.428cm" svg:y="18.398cm">
          <draw:text-box>
            <text:p><text:span text:style-name="T3">Receive Message :</text:span><text:span text:style-name="T4"> </text:span><text:span text:style-name="T4"><text:a xlink:href="http://localhost:8080/VASMCI/ReceiveMsg" xlink:type="simple">http://localhost:8080/VASMCI/ReceiveMsg</text:a></text:span></text:p>
          </draw:text-box>
        </draw:frame>
        <draw:custom-shape draw:style-name="gr8" draw:text-style-name="P4" xml:id="id5" draw:id="id5" draw:layer="layout" svg:width="4.445cm" svg:height="1.143cm" svg:x="48.145cm" svg:y="11.463cm">
          <text:p text:style-name="P1"><text:span text:style-name="T1">Q-O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4" draw:id="id4" draw:layer="layout" svg:width="4.445cm" svg:height="1.143cm" svg:x="48.145cm" svg:y="13.863cm">
          <text:p text:style-name="P1"><text:span text:style-name="T1">Q-Receive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0.048cm" svg:y1="13.143cm" svg:x2="48.145cm" svg:y2="14.434cm" draw:start-shape="id2" draw:start-glue-point="10" draw:end-shape="id4" draw:end-glue-point="3" svg:d="M40048 13143h4048v1291h4049" svg:viewBox="0 0 8098 1292">
          <text:p/>
        </draw:connector>
        <draw:connector draw:style-name="gr4" draw:text-style-name="P3" draw:layer="layout" svg:x1="40.048cm" svg:y1="13.143cm" svg:x2="48.145cm" svg:y2="12.034cm" draw:start-shape="id2" draw:start-glue-point="10" draw:end-shape="id5" draw:end-glue-point="3" svg:d="M40048 13143h4048v-1109h4049" svg:viewBox="0 0 8098 1110">
          <text:p/>
        </draw:connector>
        <draw:custom-shape draw:style-name="gr9" draw:text-style-name="P6" xml:id="id6" draw:id="id6" draw:layer="layout" svg:width="2.921cm" svg:height="2.032cm" svg:x="55.685cm" svg:y="12.082cm">
          <text:p text:style-name="P1"><text:span text:style-name="T1">Consumer</text:span></text:p>
          <text:p text:style-name="P1"><text:span text:style-name="T1">Save lo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2.59cm" svg:y1="12.034cm" svg:x2="55.685cm" svg:y2="13.098cm" draw:start-shape="id5" draw:start-glue-point="1" draw:end-shape="id6" svg:d="M52590 12034h1547v1064h1548" svg:viewBox="0 0 3096 1065">
          <text:p/>
        </draw:connector>
        <draw:connector draw:style-name="gr4" draw:text-style-name="P3" draw:layer="layout" svg:x1="52.59cm" svg:y1="14.434cm" svg:x2="55.685cm" svg:y2="13.098cm" draw:start-shape="id4" draw:start-glue-point="1" draw:end-shape="id6" draw:end-glue-point="3" svg:d="M52590 14434h1547v-1336h1548" svg:viewBox="0 0 3096 1337">
          <text:p/>
        </draw:connector>
        <draw:custom-shape draw:style-name="gr10" draw:text-style-name="P7" xml:id="id7" draw:id="id7" draw:layer="layout" svg:width="1.651cm" svg:height="2.032cm" svg:x="62.361cm" svg:y="12.055cm">
          <text:p text:style-name="P1">DB</text:p>
          <draw:enhanced-geometry svg:viewBox="0 0 88 21600" draw:glue-points="44 ?f6 44 0 0 10800 44 21600 88 10800" draw:text-areas="0 ?f6 88 ?f3" draw:type="can" draw:modifiers="4834.235120511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7" xml:id="id8" draw:id="id8" draw:layer="layout" svg:width="1.651cm" svg:height="2.032cm" svg:x="62.341cm" svg:y="14.889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8.606cm" svg:y1="13.098cm" svg:x2="62.361cm" svg:y2="13.071cm" draw:start-shape="id6" draw:start-glue-point="1" draw:end-shape="id7" draw:end-glue-point="6" svg:d="M58606 13098h1877v-27h1878" svg:viewBox="0 0 3756 28">
          <text:p/>
        </draw:connector>
        <draw:connector draw:style-name="gr4" draw:text-style-name="P3" draw:layer="layout" svg:x1="58.606cm" svg:y1="13.098cm" svg:x2="62.341cm" svg:y2="15.905cm" draw:start-shape="id6" draw:start-glue-point="1" draw:end-shape="id8" draw:end-glue-point="3" svg:d="M58606 13098h1867v2807h1868" svg:viewBox="0 0 3736 2808">
          <text:p/>
        </draw:connector>
        <draw:frame draw:style-name="gr11" draw:text-style-name="P8" draw:layer="layout" svg:width="2.286cm" svg:height="0.645cm" svg:x="62.072cm" svg:y="14.114cm">
          <draw:text-box>
            <text:p><text:span text:style-name="T3">tbl_otp_log</text:span></text:p>
          </draw:text-box>
        </draw:frame>
        <draw:frame draw:style-name="gr11" draw:text-style-name="P8" draw:layer="layout" svg:width="3.175cm" svg:height="0.645cm" svg:x="61.672cm" svg:y="16.814cm">
          <draw:text-box>
            <text:p><text:span text:style-name="T3">tbl_receive_msg</text:span></text:p>
          </draw:text-box>
        </draw:frame>
        <draw:custom-shape draw:style-name="gr8" draw:text-style-name="P4" xml:id="id9" draw:id="id9" draw:layer="layout" svg:width="4.445cm" svg:height="1.143cm" svg:x="48.117cm" svg:y="19.575cm">
          <text:p text:style-name="P1"><text:span text:style-name="T1">Q-Sub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0" draw:id="id10" draw:layer="layout" svg:width="4.445cm" svg:height="1.143cm" svg:x="48.117cm" svg:y="21.239cm">
          <text:p text:style-name="P1"><text:span text:style-name="T1">Q-UnSubUs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7.145cm" svg:y1="14.114cm" svg:x2="52.562cm" svg:y2="20.146cm" draw:start-shape="id6" draw:start-glue-point="2" draw:end-shape="id9" draw:end-glue-point="1" svg:d="M57145 14114v6032h-4583" svg:viewBox="0 0 4584 6033">
          <text:p/>
        </draw:connector>
        <draw:connector draw:style-name="gr4" draw:text-style-name="P3" draw:layer="layout" svg:x1="57.145cm" svg:y1="14.114cm" svg:x2="52.562cm" svg:y2="21.81cm" draw:start-shape="id6" draw:start-glue-point="2" draw:end-shape="id10" draw:end-glue-point="1" svg:d="M57145 14114v7696h-4583" svg:viewBox="0 0 4584 7697">
          <text:p/>
        </draw:connector>
        <draw:custom-shape draw:style-name="gr12" draw:text-style-name="P4" xml:id="id11" draw:id="id11" draw:layer="layout" svg:width="2.921cm" svg:height="2.032cm" svg:x="34.124cm" svg:y="32.836cm">
          <text:p text:style-name="P1"><text:span text:style-name="T1">Consumer</text:span></text:p>
          <text:p text:style-name="P1"><text:span text:style-name="T1">Sub U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" draw:id="id12" draw:layer="layout" svg:width="2.921cm" svg:height="2.032cm" svg:x="34.124cm" svg:y="37.281cm">
          <text:p text:style-name="P1"><text:span text:style-name="T1">Consumer</text:span></text:p>
          <text:p text:style-name="P1"><text:span text:style-name="T1">UnSub</text:span></text:p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0.745cm" svg:x1="48.117cm" svg:y1="20.146cm" svg:x2="34.124cm" svg:y2="33.852cm" draw:start-shape="id9" draw:start-glue-point="3" draw:end-shape="id11" draw:end-glue-point="3" svg:d="M48117 20146h-15240v13706h1247" svg:viewBox="0 0 15241 13707">
          <text:p/>
        </draw:connector>
        <draw:connector draw:style-name="gr4" draw:text-style-name="P3" draw:layer="layout" draw:line-skew="-1.745cm" svg:x1="48.117cm" svg:y1="21.81cm" svg:x2="34.124cm" svg:y2="38.297cm" draw:start-shape="id10" draw:start-glue-point="3" draw:end-shape="id12" draw:end-glue-point="3" svg:d="M48117 21810h-16240v16487h2247" svg:viewBox="0 0 16241 16488">
          <text:p/>
        </draw:connector>
        <draw:custom-shape draw:style-name="gr8" draw:text-style-name="P4" xml:id="id13" draw:id="id13" draw:layer="layout" svg:width="4.445cm" svg:height="1.143cm" svg:x="48.117cm" svg:y="33.806cm">
          <text:p text:style-name="P1"><text:span text:style-name="T1">Q-SM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7.045cm" svg:y1="33.852cm" svg:x2="48.117cm" svg:y2="34.377cm" draw:start-shape="id11" draw:start-glue-point="1" draw:end-shape="id13" draw:end-glue-point="3" svg:d="M37045 33852h5535v525h5537" svg:viewBox="0 0 11073 526">
          <text:p/>
        </draw:connector>
        <draw:connector draw:style-name="gr4" draw:text-style-name="P3" draw:layer="layout" draw:line-skew="0.001cm" svg:x1="37.045cm" svg:y1="38.297cm" svg:x2="48.117cm" svg:y2="34.377cm" draw:start-shape="id12" draw:start-glue-point="1" draw:end-shape="id13" draw:end-glue-point="3" svg:d="M37045 38297h5536v-3920h5536" svg:viewBox="0 0 11073 3921">
          <text:p/>
        </draw:connector>
        <draw:custom-shape draw:style-name="gr12" draw:text-style-name="P4" xml:id="id22" draw:id="id22" draw:layer="layout" svg:width="2.921cm" svg:height="2.032cm" svg:x="58.737cm" svg:y="33.344cm">
          <text:p text:style-name="P1"><text:span text:style-name="T1">Consumer</text:span></text:p>
          <text:p text:style-name="P1"><text:span text:style-name="T1">SMS</text:span></text:p>
          <text:p text:style-name="P1"><text:span text:style-name="T1">Pars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6.295cm" svg:y1="9.047cm" svg:x2="66.239cm" svg:y2="47.101cm">
          <text:p/>
        </draw:line>
        <draw:custom-shape draw:style-name="gr1" draw:text-style-name="P2" xml:id="id26" draw:id="id26" draw:layer="layout" svg:width="2.921cm" svg:height="2.032cm" svg:x="68.056cm" svg:y="33.298cm">
          <text:p text:style-name="P1"><text:span text:style-name="T1">MC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4" draw:id="id14" draw:layer="layout" svg:width="1.651cm" svg:height="2.032cm" svg:x="62.361cm" svg:y="21.357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8" draw:layer="layout" svg:width="3.175cm" svg:height="0.645cm" svg:x="61.673cm" svg:y="20.615cm">
          <draw:text-box>
            <text:p><text:span text:style-name="T3">tbl_mo_mt_log</text:span></text:p>
          </draw:text-box>
        </draw:frame>
        <draw:connector draw:style-name="gr4" draw:text-style-name="P3" draw:layer="layout" svg:x1="58.606cm" svg:y1="13.098cm" svg:x2="62.361cm" svg:y2="22.373cm" draw:start-shape="id6" draw:start-glue-point="1" draw:end-shape="id14" draw:end-glue-point="6" svg:d="M58606 13098h1877v9275h1878" svg:viewBox="0 0 3756 9276">
          <text:p/>
        </draw:connector>
        <draw:custom-shape draw:style-name="gr13" draw:text-style-name="P3" draw:layer="layout" svg:width="7.62cm" svg:height="28.783cm" svg:x="46.847cm" svg:y="10.19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254cm" svg:height="0.962cm" svg:x="48.96cm" svg:y="9.236cm">
          <draw:text-box>
            <text:p>ActiveMQ</text:p>
          </draw:text-box>
        </draw:frame>
        <draw:custom-shape draw:style-name="gr15" draw:text-style-name="P7" xml:id="id15" draw:id="id15" draw:layer="layout" svg:width="5.08cm" svg:height="4.826cm" svg:x="60.309cm" svg:y="49.264cm">
          <text:p text:style-name="P1">Setting.jso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6" draw:text-style-name="P3" xml:id="id16" draw:id="id16" draw:layer="layout" svg:x1="31.711cm" svg:y1="46.186cm" svg:x2="65.327cm" svg:y2="46.224cm">
          <text:p/>
        </draw:line>
        <draw:connector draw:style-name="gr4" draw:text-style-name="P3" draw:layer="layout" svg:x1="60.309cm" svg:y1="51.677cm" svg:x2="48.519cm" svg:y2="46.224cm" draw:start-shape="id15" draw:start-glue-point="5" draw:end-shape="id16" svg:d="M60309 51677h-11790v-5453" svg:viewBox="0 0 11791 5454">
          <text:p/>
        </draw:connector>
        <draw:custom-shape draw:style-name="gr8" draw:text-style-name="P4" xml:id="id17" draw:id="id17" draw:layer="layout" svg:width="4.445cm" svg:height="1.143cm" svg:x="48.145cm" svg:y="15.963cm">
          <text:p text:style-name="P1"><text:span text:style-name="T1">Q-Notificati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0.048cm" svg:y1="13.143cm" svg:x2="48.145cm" svg:y2="16.534cm" draw:start-shape="id2" draw:start-glue-point="10" draw:end-shape="id17" draw:end-glue-point="3" svg:d="M40048 13143h4048v3391h4049" svg:viewBox="0 0 8098 3392">
          <text:p/>
        </draw:connector>
        <draw:connector draw:style-name="gr4" draw:text-style-name="P3" draw:layer="layout" svg:x1="52.59cm" svg:y1="16.534cm" svg:x2="55.685cm" svg:y2="13.098cm" draw:start-shape="id17" draw:start-glue-point="1" draw:end-shape="id6" draw:end-glue-point="3" svg:d="M52590 16534h1547v-3436h1548" svg:viewBox="0 0 3096 3437">
          <text:p/>
        </draw:connector>
        <draw:custom-shape draw:style-name="gr10" draw:text-style-name="P7" xml:id="id18" draw:id="id18" draw:layer="layout" svg:width="1.651cm" svg:height="2.032cm" svg:x="62.341cm" svg:y="9.301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8" draw:layer="layout" svg:width="2.555cm" svg:height="0.654cm" svg:x="62.072cm" svg:y="11.314cm">
          <draw:text-box>
            <text:p><text:span text:style-name="T3">tbl_services</text:span></text:p>
          </draw:text-box>
        </draw:frame>
        <draw:connector draw:style-name="gr4" draw:text-style-name="P3" draw:layer="layout" svg:x1="62.341cm" svg:y1="10.317cm" svg:x2="58.606cm" svg:y2="13.098cm" draw:start-shape="id18" draw:start-glue-point="6" draw:end-shape="id6" svg:d="M62341 10317h-1868v2781h-1867" svg:viewBox="0 0 3736 2782">
          <text:p/>
        </draw:connector>
        <draw:connector draw:style-name="gr4" draw:text-style-name="P3" draw:layer="layout" svg:x1="33.267cm" svg:y1="13.802cm" svg:x2="35.584cm" svg:y2="32.836cm" draw:start-shape="id19" draw:start-glue-point="5" draw:end-shape="id11" draw:end-glue-point="0" svg:d="M33267 13802v-501h2317v19535" svg:viewBox="0 0 2318 19536">
          <text:p/>
        </draw:connector>
        <draw:frame draw:style-name="gr18" draw:text-style-name="P9" draw:layer="layout" svg:width="6.937cm" svg:height="0.962cm" draw:transform="rotate (1.56538580611371) translate (35.456cm 20.175cm)">
          <draw:text-box>
            <text:p>get Welcome message</text:p>
          </draw:text-box>
        </draw:frame>
        <draw:custom-shape draw:style-name="gr19" draw:text-style-name="P7" xml:id="id19" draw:id="id19" draw:layer="layout" svg:width="1.651cm" svg:height="2.032cm" svg:x="32.441cm" svg:y="13.802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8" draw:layer="layout" svg:width="2.555cm" svg:height="0.654cm" svg:x="31.973cm" svg:y="15.814cm">
          <draw:text-box>
            <text:p><text:span text:style-name="T3">tbl_services</text:span></text:p>
          </draw:text-box>
        </draw:frame>
        <draw:custom-shape draw:style-name="gr19" draw:text-style-name="P7" xml:id="id20" draw:id="id20" draw:layer="layout" svg:width="1.651cm" svg:height="2.032cm" svg:x="32.441cm" svg:y="16.803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8" draw:layer="layout" svg:width="3.293cm" svg:height="1.031cm" svg:x="31.674cm" svg:y="18.814cm">
          <draw:text-box>
            <text:p><text:span text:style-name="T3">tbl_serviceusers</text:span></text:p>
          </draw:text-box>
        </draw:frame>
        <draw:connector draw:style-name="gr4" draw:text-style-name="P3" draw:layer="layout" svg:x1="35.584cm" svg:y1="32.836cm" svg:x2="34.092cm" svg:y2="17.819cm" draw:start-shape="id11" draw:start-glue-point="0" draw:end-shape="id20" draw:end-glue-point="8" svg:d="M35584 32836v-15017h-1492" svg:viewBox="0 0 1493 15018">
          <text:p/>
        </draw:connector>
        <draw:custom-shape draw:style-name="gr8" draw:text-style-name="P4" xml:id="id21" draw:id="id21" draw:layer="layout" svg:width="4.445cm" svg:height="1.143cm" svg:x="48.117cm" svg:y="35.406cm">
          <text:p text:style-name="P1"><text:span text:style-name="T1">Q-ErrorPushOT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7.045cm" svg:y1="33.852cm" svg:x2="48.117cm" svg:y2="35.977cm" draw:start-shape="id11" draw:start-glue-point="1" draw:end-shape="id21" draw:end-glue-point="3" svg:d="M37045 33852h5526v2125h5546" svg:viewBox="0 0 11073 2126">
          <text:p/>
        </draw:connector>
        <draw:connector draw:style-name="gr4" draw:text-style-name="P3" draw:layer="layout" svg:x1="37.045cm" svg:y1="38.297cm" svg:x2="48.117cm" svg:y2="35.977cm" draw:start-shape="id12" draw:start-glue-point="1" draw:end-shape="id21" draw:end-glue-point="3" svg:d="M37045 38297h5526v-2320h5546" svg:viewBox="0 0 11073 2321">
          <text:p/>
        </draw:connector>
        <draw:connector draw:style-name="gr4" draw:text-style-name="P3" draw:layer="layout" draw:line-skew="-1.583cm" svg:x1="52.562cm" svg:y1="34.377cm" svg:x2="58.737cm" svg:y2="34.36cm" draw:start-shape="id13" draw:start-glue-point="1" draw:end-shape="id22" draw:end-glue-point="3" svg:d="M52562 34377h1504v-17h4671" svg:viewBox="0 0 6176 18">
          <text:p/>
        </draw:connector>
        <draw:custom-shape draw:style-name="gr8" draw:text-style-name="P4" xml:id="id23" draw:id="id23" draw:layer="layout" svg:width="4.445cm" svg:height="1.143cm" svg:x="48.116cm" svg:y="37.006cm">
          <text:p text:style-name="P1"><text:span text:style-name="T1">Q-PushOTPRes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7.045cm" svg:y1="33.852cm" svg:x2="48.116cm" svg:y2="37.577cm" draw:start-shape="id11" draw:start-glue-point="1" draw:end-shape="id23" draw:end-glue-point="3" svg:d="M37045 33852h5535v3725h5536" svg:viewBox="0 0 11072 3726">
          <text:p/>
        </draw:connector>
        <draw:connector draw:style-name="gr4" draw:text-style-name="P3" draw:layer="layout" svg:x1="37.045cm" svg:y1="38.297cm" svg:x2="48.116cm" svg:y2="37.577cm" draw:start-shape="id12" draw:start-glue-point="1" draw:end-shape="id23" draw:end-glue-point="3" svg:d="M37045 38297h5535v-720h5536" svg:viewBox="0 0 11072 721">
          <text:p/>
        </draw:connector>
        <draw:custom-shape draw:style-name="gr1" draw:text-style-name="P2" xml:id="id24" draw:id="id24" draw:layer="layout" svg:width="2.921cm" svg:height="2.032cm" svg:x="55.737cm" svg:y="37.154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2.562cm" svg:y1="35.977cm" svg:x2="55.737cm" svg:y2="38.17cm" draw:start-shape="id21" draw:start-glue-point="1" draw:end-shape="id24" draw:end-glue-point="3" svg:d="M52562 35977h1595v2193h1580" svg:viewBox="0 0 3176 2194">
          <text:p/>
        </draw:connector>
        <draw:connector draw:style-name="gr4" draw:text-style-name="P3" draw:layer="layout" svg:x1="52.561cm" svg:y1="37.577cm" svg:x2="55.737cm" svg:y2="38.17cm" draw:start-shape="id23" draw:start-glue-point="1" draw:end-shape="id24" draw:end-glue-point="3" svg:d="M52561 37577h1587v593h1589" svg:viewBox="0 0 3177 594">
          <text:p/>
        </draw:connector>
        <draw:custom-shape draw:style-name="gr21" draw:text-style-name="P10" xml:id="id25" draw:id="id25" draw:layer="layout" svg:width="1.651cm" svg:height="2.032cm" svg:x="62.341cm" svg:y="37.154cm">
          <text:p text:style-name="P1">??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8.658cm" svg:y1="38.17cm" svg:x2="62.341cm" svg:y2="38.17cm" draw:start-shape="id24" draw:start-glue-point="1" draw:end-shape="id25" draw:end-glue-point="6" svg:d="M58658 38170h3683" svg:viewBox="0 0 3684 1">
          <text:p/>
        </draw:connector>
        <draw:connector draw:style-name="gr4" draw:text-style-name="P3" draw:layer="layout" draw:line-skew="1.023cm 5.143cm" svg:x1="63.992cm" svg:y1="10.317cm" svg:x2="60.197cm" svg:y2="33.344cm" draw:start-shape="id18" draw:start-glue-point="8" draw:end-shape="id22" draw:end-glue-point="0" svg:d="M63992 10317h1524v17165h-5319v5862" svg:viewBox="0 0 5320 23028">
          <text:p/>
        </draw:connector>
        <draw:frame draw:style-name="gr22" draw:text-style-name="P11" draw:layer="layout" svg:width="3.948cm" svg:height="0.806cm" svg:x="59.293cm" svg:y="24.293cm">
          <draw:text-box>
            <text:p><text:span text:style-name="T5">Get Short Code</text:span></text:p>
          </draw:text-box>
        </draw:frame>
        <draw:connector draw:style-name="gr4" draw:text-style-name="P3" draw:layer="layout" draw:line-skew="0.737cm 0.622cm" svg:x1="60.197cm" svg:y1="35.376cm" svg:x2="64.012cm" svg:y2="22.373cm" draw:start-shape="id22" draw:start-glue-point="2" draw:end-shape="id14" draw:end-glue-point="8" svg:d="M60197 35376v1277h4938v-14280h-1123" svg:viewBox="0 0 4939 14281">
          <text:p/>
        </draw:connector>
        <draw:connector draw:style-name="gr4" draw:text-style-name="P3" draw:layer="layout" svg:x1="61.658cm" svg:y1="34.36cm" svg:x2="63.187cm" svg:y2="23.389cm" draw:start-shape="id22" draw:start-glue-point="1" draw:end-shape="id14" draw:end-glue-point="7" svg:d="M61658 34360h1529v-10971" svg:viewBox="0 0 1530 10972">
          <text:p/>
        </draw:connector>
        <draw:connector draw:style-name="gr4" draw:text-style-name="P3" draw:layer="layout" draw:type="line" svg:x1="61.658cm" svg:y1="34.36cm" svg:x2="68.056cm" svg:y2="34.314cm" draw:start-shape="id22" draw:start-glue-point="1" draw:end-shape="id26" draw:end-glue-point="3" svg:d="M61658 34360l6398-46" svg:viewBox="0 0 6399 47">
          <text:p/>
        </draw:connector>
        <draw:custom-shape draw:style-name="gr8" draw:text-style-name="P4" xml:id="id27" draw:id="id27" draw:layer="layout" svg:width="4.445cm" svg:height="1.143cm" svg:x="48.117cm" svg:y="23.239cm">
          <text:p text:style-name="P1"><text:span text:style-name="T1">Q-Other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7.145cm" svg:y1="14.114cm" svg:x2="52.562cm" svg:y2="23.81cm" draw:start-shape="id6" draw:start-glue-point="2" draw:end-shape="id27" draw:end-glue-point="1" svg:d="M57145 14114v9696h-4583" svg:viewBox="0 0 4584 9697">
          <text:p/>
        </draw:connector>
        <draw:custom-shape draw:style-name="gr12" draw:text-style-name="P4" xml:id="id28" draw:id="id28" draw:layer="layout" svg:width="2.921cm" svg:height="2.032cm" svg:x="41.982cm" svg:y="22.79cm">
          <text:p text:style-name="P1"><text:span text:style-name="T1">Consumer</text:span></text:p>
          <text:p text:style-name="P1"><text:span text:style-name="T1">Other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8.117cm" svg:y1="23.81cm" svg:x2="44.903cm" svg:y2="23.806cm" draw:start-shape="id27" draw:start-glue-point="3" draw:end-shape="id28" draw:end-glue-point="1" svg:d="M48117 23810h-1608v-4h-1606" svg:viewBox="0 0 3215 5">
          <text:p/>
        </draw:connector>
        <draw:connector draw:style-name="gr4" draw:text-style-name="P3" draw:layer="layout" draw:line-skew="0.769cm" svg:x1="43.442cm" svg:y1="24.822cm" svg:x2="50.339cm" svg:y2="33.806cm" draw:start-shape="id28" draw:start-glue-point="2" draw:end-shape="id13" draw:end-glue-point="0" svg:d="M43442 24822v5261h6897v3723" svg:viewBox="0 0 6898 8985">
          <text:p/>
        </draw:connector>
        <draw:custom-shape draw:style-name="gr3" draw:text-style-name="P4" xml:id="id30" draw:id="id30" draw:layer="layout" svg:width="2.667cm" svg:height="2.667cm" svg:x="37.381cm" svg:y="42.409cm">
          <text:p text:style-name="P1"><text:span text:style-name="T1">WWW</text:span></text:p>
          <text:p text:style-name="P1"><text:span text:style-name="T2">M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29" draw:id="id29" draw:layer="layout" svg:width="4.572cm" svg:height="2.413cm" svg:x="18.269cm" svg:y="42.529cm">
          <text:p text:style-name="P1">Mobile App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22.841cm" svg:y1="43.735cm" svg:x2="37.381cm" svg:y2="43.743cm" draw:start-shape="id29" draw:start-glue-point="1" draw:end-shape="id30" draw:end-glue-point="6" svg:d="M22841 43735h7270v8h7270" svg:viewBox="0 0 14541 9">
          <text:p/>
        </draw:connector>
        <draw:custom-shape draw:style-name="gr8" draw:text-style-name="P4" xml:id="id31" draw:id="id31" draw:layer="layout" svg:width="4.445cm" svg:height="1.143cm" svg:x="48.117cm" svg:y="26.039cm">
          <text:p text:style-name="P1"><text:span text:style-name="T1">Q-OTPBuff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7.145cm" svg:y1="14.114cm" svg:x2="52.562cm" svg:y2="26.61cm" draw:start-shape="id6" draw:start-glue-point="2" draw:end-shape="id31" draw:end-glue-point="1" svg:d="M57145 14114v12496h-4583" svg:viewBox="0 0 4584 12497">
          <text:p/>
        </draw:connector>
        <draw:connector draw:style-name="gr25" draw:text-style-name="P3" draw:layer="layout" draw:line-skew="1.444cm" svg:x1="64.012cm" svg:y1="13.071cm" svg:x2="40.048cm" svg:y2="43.743cm" draw:start-shape="id7" draw:start-glue-point="8" draw:end-shape="id30" draw:end-glue-point="10" svg:d="M64012 13071h1945v30672h-25909" svg:viewBox="0 0 25910 30673">
          <text:p/>
        </draw:connector>
        <draw:connector draw:style-name="gr25" draw:text-style-name="P3" draw:layer="layout" svg:x1="40.048cm" svg:y1="43.743cm" svg:x2="69.516cm" svg:y2="35.33cm" draw:start-shape="id30" draw:start-glue-point="10" draw:end-shape="id26" draw:end-glue-point="2" svg:d="M40048 43743h29468v-8413" svg:viewBox="0 0 29469 8414">
          <text:p/>
        </draw:connector>
        <draw:frame draw:style-name="gr26" draw:text-style-name="P9" draw:layer="layout" svg:width="4.519cm" svg:height="0.962cm" svg:x="55.416cm" svg:y="42.837cm">
          <draw:text-box>
            <text:p>Call PushOTP</text:p>
          </draw:text-box>
        </draw:frame>
        <draw:connector draw:style-name="gr27" draw:text-style-name="P3" draw:layer="layout" draw:line-skew="-1.069cm" svg:x1="63.167cm" svg:y1="9.301cm" svg:x2="43.442cm" svg:y2="22.79cm" draw:start-shape="id18" draw:start-glue-point="5" draw:end-shape="id28" draw:end-glue-point="0" svg:d="M63167 9301v-1570h-19725v15059" svg:viewBox="0 0 19726 15060">
          <text:p/>
        </draw:connector>
        <draw:frame draw:style-name="gr28" draw:text-style-name="P9" draw:layer="layout" svg:width="13.854cm" svg:height="0.962cm" svg:x="44.356cm" svg:y="6.715cm">
          <draw:text-box>
            <text:p>Get Response of empty and unknown message</text:p>
          </draw:text-box>
        </draw:frame>
        <draw:frame draw:style-name="gr29" draw:text-style-name="P9" draw:layer="layout" svg:width="4.346cm" svg:height="0.962cm" svg:x="18.369cm" svg:y="40.297cm">
          <draw:text-box>
            <text:p>Confirm OTP</text:p>
          </draw:text-box>
        </draw:frame>
        <draw:frame draw:style-name="gr30" draw:text-style-name="P9" draw:layer="layout" svg:width="3.431cm" svg:height="0.962cm" svg:x="18.726cm" svg:y="39.027cm">
          <draw:text-box>
            <text:p>Push OTP</text:p>
          </draw:text-box>
        </draw:frame>
        <draw:custom-shape draw:style-name="gr31" draw:text-style-name="P3" draw:layer="layout" svg:width="5.461cm" svg:height="2.921cm" svg:x="17.61cm" svg:y="38.84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4" draw:text-style-name="P3" draw:layer="layout" svg:x1="48.117cm" svg:y1="26.61cm" svg:x2="41.303cm" svg:y2="26.606cm" draw:start-shape="id31" draw:start-glue-point="3" draw:end-shape="id32" draw:end-glue-point="1" svg:d="M48117 26610h-3408v-4h-3406" svg:viewBox="0 0 6815 5">
          <text:p/>
        </draw:connector>
        <draw:frame draw:style-name="gr32" draw:text-style-name="P9" draw:layer="layout" svg:width="18.811cm" svg:height="0.962cm" svg:x="7.989cm" svg:y="45.758cm">
          <draw:text-box>
            <text:p>Token <text:s/>= FIDAR123MLmkOsKKMc786231QweXjzPPLLARKHTM</text:p>
          </draw:text-box>
        </draw:frame>
        <draw:custom-shape draw:style-name="gr33" draw:text-style-name="P13" xml:id="id32" draw:id="id32" draw:layer="layout" svg:width="2.921cm" svg:height="2.032cm" svg:x="38.382cm" svg:y="25.59cm">
          <text:p text:style-name="P1"><text:span text:style-name="T1">Consumer</text:span></text:p>
          <text:p text:style-name="P1"><text:span text:style-name="T1">OTPRsp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draw:line-skew="0.639cm" svg:x1="39.842cm" svg:y1="27.622cm" svg:x2="50.339cm" svg:y2="33.806cm" draw:start-shape="id32" draw:start-glue-point="2" draw:end-shape="id13" svg:d="M39842 27622v3731h10497v2453" svg:viewBox="0 0 10498 6185">
          <text:p/>
        </draw:connector>
        <draw:connector draw:style-name="gr34" draw:text-style-name="P3" draw:layer="layout" svg:x1="34.092cm" svg:y1="14.818cm" svg:x2="38.382cm" svg:y2="26.606cm" draw:start-shape="id19" draw:start-glue-point="8" draw:end-shape="id32" draw:end-glue-point="3" svg:d="M34092 14818h2145v11788h2145" svg:viewBox="0 0 4291 11789">
          <text:p/>
        </draw:connector>
        <draw:custom-shape draw:style-name="gr35" draw:text-style-name="P7" xml:id="id33" draw:id="id33" draw:layer="layout" svg:width="1.651cm" svg:height="2.032cm" svg:x="41.446cm" svg:y="40.243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38.715cm" svg:y1="42.409cm" svg:x2="41.446cm" svg:y2="41.259cm" draw:start-shape="id30" draw:start-glue-point="4" draw:end-shape="id33" draw:end-glue-point="6" svg:d="M38715 42409v-1150h2731" svg:viewBox="0 0 2732 1151">
          <text:p/>
        </draw:connector>
        <draw:frame draw:style-name="gr11" draw:text-style-name="P8" draw:layer="layout" svg:width="3.175cm" svg:height="0.645cm" svg:x="40.938cm" svg:y="42.392cm">
          <draw:text-box>
            <text:p><text:span text:style-name="T3">tbl_otp_request</text:span></text:p>
          </draw:text-box>
        </draw:frame>
        <draw:custom-shape draw:style-name="gr35" draw:text-style-name="P7" xml:id="id34" draw:id="id34" draw:layer="layout" svg:width="1.651cm" svg:height="2.032cm" svg:x="44.846cm" svg:y="40.244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" draw:text-style-name="P8" draw:layer="layout" svg:width="3.811cm" svg:height="1.039cm" svg:x="44.239cm" svg:y="42.393cm">
          <draw:text-box>
            <text:p><text:span text:style-name="T3">tbl_charge_otp_log</text:span></text:p>
          </draw:text-box>
        </draw:frame>
        <draw:connector draw:style-name="gr4" draw:text-style-name="P3" draw:layer="layout" draw:line-skew="-0.389cm" svg:x1="38.715cm" svg:y1="42.409cm" svg:x2="45.672cm" svg:y2="40.244cm" draw:start-shape="id30" draw:start-glue-point="4" draw:end-shape="id34" draw:end-glue-point="5" svg:d="M38715 42409v-3055h6957v890" svg:viewBox="0 0 6958 3056">
          <text:p/>
        </draw:connector>
        <draw:connector draw:style-name="gr4" draw:text-style-name="P3" draw:layer="layout" draw:line-skew="-1.796cm 0.683cm" svg:x1="32.441cm" svg:y1="14.818cm" svg:x2="35.584cm" svg:y2="39.313cm" draw:start-shape="id19" draw:start-glue-point="6" draw:end-shape="id12" draw:end-glue-point="2" svg:d="M32441 14818h-2298v25679h5441v-1184" svg:viewBox="0 0 5442 25680">
          <text:p/>
        </draw:connector>
        <draw:frame draw:style-name="gr37" draw:text-style-name="P9" draw:layer="layout" svg:width="7.932cm" svg:height="0.962cm" draw:transform="rotate (1.56241874638532) translate (29cm 25.284cm)">
          <draw:text-box>
            <text:p>get Unregistered message</text:p>
          </draw:text-box>
        </draw:frame>
        <draw:custom-shape draw:style-name="gr38" draw:text-style-name="P1" draw:layer="layout" svg:width="0.508cm" svg:height="0.635cm" svg:x="38.592cm" svg:y="10.77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8" draw:text-style-name="P1" draw:layer="layout" svg:width="0.508cm" svg:height="0.635cm" svg:x="57.007cm" svg:y="11.1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5" draw:text-style-name="P5" draw:layer="layout" svg:width="8.905cm" svg:height="0.645cm" svg:x="38.428cm" svg:y="16.798cm">
          <draw:text-box>
            <text:p><text:span text:style-name="T3">Notification :</text:span><text:span text:style-name="T4"> http://localhost:8080/VASMCI/Notification</text:span></text:p>
          </draw:text-box>
        </draw:frame>
        <draw:custom-shape draw:style-name="gr10" draw:text-style-name="P7" xml:id="id35" draw:id="id35" draw:layer="layout" svg:width="1.651cm" svg:height="2.032cm" svg:x="62.341cm" svg:y="17.69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" draw:text-style-name="P8" draw:layer="layout" svg:width="3.462cm" svg:height="0.716cm" svg:x="61.673cm" svg:y="19.715cm">
          <draw:text-box>
            <text:p><text:span text:style-name="T3">tbl_notification_log</text:span></text:p>
          </draw:text-box>
        </draw:frame>
        <draw:connector draw:style-name="gr4" draw:text-style-name="P3" draw:layer="layout" svg:x1="58.606cm" svg:y1="13.098cm" svg:x2="62.341cm" svg:y2="18.706cm" draw:start-shape="id6" draw:start-glue-point="1" draw:end-shape="id35" draw:end-glue-point="6" svg:d="M58606 13098h1867v5608h1868" svg:viewBox="0 0 3736 56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5:00:53.142037835</meta:creation-date>
    <dc:date>2018-03-07T14:21:20.834282752</dc:date>
    <meta:editing-duration>P1DT15H50M18S</meta:editing-duration>
    <meta:editing-cycles>124</meta:editing-cycles>
    <meta:generator>LibreOffice/6.0.1.1$Linux_X86_64 LibreOffice_project/60bfb1526849283ce2491346ed2aa51c465abfe6</meta:generator>
    <meta:document-statistic meta:object-count="110"/>
  </office:meta>
</office:document-meta>
</file>